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08021" officeooo:paragraph-rsid="00008021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3299c" officeooo:paragraph-rsid="0003299c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officeooo:rsid="00060b90" officeooo:paragraph-rsid="00060b90"/>
    </style:style>
    <style:style style:name="P4" style:family="paragraph" style:parent-style-name="Standard">
      <style:text-properties style:text-underline-style="none" officeooo:rsid="00008021" officeooo:paragraph-rsid="00008021"/>
    </style:style>
    <style:style style:name="P5" style:family="paragraph" style:parent-style-name="Standard">
      <style:text-properties style:text-underline-style="none" fo:font-weight="bold" officeooo:rsid="00008021" officeooo:paragraph-rsid="00008021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08021" officeooo:paragraph-rsid="0000802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113da" officeooo:paragraph-rsid="000113d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3299c" officeooo:paragraph-rsid="0003299c" style:font-weight-asian="normal" style:font-weight-complex="normal"/>
    </style:style>
    <style:style style:name="P9" style:family="paragraph" style:parent-style-name="Standard">
      <style:text-properties officeooo:paragraph-rsid="0003299c"/>
    </style:style>
    <style:style style:name="P10" style:family="paragraph" style:parent-style-name="Standard">
      <style:text-properties officeooo:paragraph-rsid="00060b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113da"/>
    </style:style>
    <style:style style:name="T4" style:family="text">
      <style:text-properties officeooo:rsid="000195fb"/>
    </style:style>
    <style:style style:name="T5" style:family="text">
      <style:text-properties officeooo:rsid="0003299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officeooo:rsid="0003299c" style:font-weight-asian="normal" style:font-weight-complex="normal"/>
    </style:style>
    <style:style style:name="T8" style:family="text">
      <style:text-properties style:text-underline-style="none" officeooo:rsid="00078b1e"/>
    </style:style>
    <style:style style:name="T9" style:family="text">
      <style:text-properties officeooo:rsid="00042d21"/>
    </style:style>
    <style:style style:name="T10" style:family="text">
      <style:text-properties fo:font-style="italic" style:text-underline-style="none" officeooo:rsid="00078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203 – Notes sur les TP</text:p>
      <text:p text:style-name="P1"/>
      <text:p text:style-name="P1">IRQ</text:p>
      <text:p text:style-name="P4">- différence exceptions internes / externes : les exceptions externes peuvent être désactivées à volonté.</text:p>
      <text:p text:style-name="P4">- le registre VTOR stocke <text:span text:style-name="T1">l’emplacement</text:span><text:span text:style-name="T2"> de la table des vecteurs d’interruption</text:span></text:p>
      <text:p text:style-name="P4"><text:span text:style-name="T2">- au reset, chargé avec la valeur 0 =&gt; la table d’interruption est en flash</text:span></text:p>
      <text:p text:style-name="P4"><text:span text:style-name="T2">- à la fin d’une exception, on trouve BX_LR, ce qui signifie « branchement à EXC_RETURN »</text:span></text:p>
      <text:p text:style-name="P5">Registres permettant de contrôler les IRQ externes :</text:p>
      <text:p text:style-name="P6">NVIC_ISER : permet, en écrivant 1 sur le bit n, d’activer l’IRQ externe numéro n (=exception numéro 16 + n)</text:p>
      <text:p text:style-name="P6">NVIC_ICER : permet, en écrivant 1 sur le bit n, de désactiver l’IRQ externe numéri n (= exception numéro 16 + n).</text:p>
      <text:p text:style-name="P7">On peut aussi utiliser les fonctions void NVIC_EnableIRQ (numéro de l’exception) et void NVIC_DisableIRQ (numéro de l’exception)</text:p>
      <text:p text:style-name="P6">- <text:span text:style-name="T3">cpsie i : active les interruptions / __enable_irq(void)</text:span></text:p>
      <text:p text:style-name="P6">- <text:span text:style-name="T3">cpsid i : désactive les interruptions / __disable_irq(void)</text:span></text:p>
      <text:p text:style-name="P6">- <text:span text:style-name="T4">on veut que l’EXTI génère des interruptions sur front descendant de la broche PC13</text:span></text:p>
      <text:p text:style-name="P6"/>
      <text:p text:style-name="P2">IRQ + UART + LED</text:p>
      <text:p text:style-name="P8">- les échanges sur le port série sont désormais faits à la vitesse de 38 400 baudrates (8 bits, pas de parité, 1 bit de stop) =&gt; modifier l’initialisation de l’UART</text:p>
      <text:p text:style-name="P9"><text:span text:style-name="T7">- </text:span>À chaque fois que la carte est débranchée et rebranchée, le port série du PC doit être reconfiguré en 38400 8N1 en exécutant sh ./stty.sh</text:p>
      <text:p text:style-name="P9">- <text:span text:style-name="T5">pour envoyer un fichier binaire sur le port série : cat bidule.bin &gt; /dev/ttyACM1.</text:span></text:p>
      <text:p text:style-name="P9">- <text:span text:style-name="T5">voir le contenu d’un fichier binaire : od -tx1 -v one_frame.bin</text:span></text:p>
      <text:p text:style-name="P9">- <text:span text:style-name="T5">deux tâches qui s’exécutent en parallèle : les trames sont reçues / l’écran est rafraîchi </text:span><text:span text:style-name="T9">=&gt; l’écran est rafraichi à chaque fois qu’un octet est reçu.</text:span></text:p>
      <text:p text:style-name="P9"/>
      <text:p text:style-name="P3">Timers :</text:p>
      <text:p text:style-name="P3"><text:span text:style-name="T6">- </text:span><text:span text:style-name="T8">timer spécial Systick : donne une base de temps au système</text:span></text:p>
      <text:p text:style-name="P3"><text:span text:style-name="T8">- TIM2 (résolution 32 bits) =&gt; générer régulièrement des interruptions pour avoir une base de temps.</text:span></text:p>
      <text:p text:style-name="P10"><text:span text:style-name="T8">- TIM2 connecté sur APB1auprès de Tyc Sports : "</text:span><text:span text:style-name="T10">Plusieurs fois j'ai</text:span></text:p>
      <text:p text:style-name="P3"><text:span text:style-name="T8">- TIM2 utilisera PCLK1 comme horloge</text:span></text:p>
      <text:p text:style-name="P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3:30:23.984135166</meta:creation-date>
    <dc:date>2021-11-03T16:28:05.198745180</dc:date>
    <meta:editing-duration>PT15M50S</meta:editing-duration>
    <meta:editing-cycles>1</meta:editing-cycles>
    <meta:document-statistic meta:table-count="0" meta:image-count="0" meta:object-count="0" meta:page-count="1" meta:paragraph-count="24" meta:word-count="329" meta:character-count="1868" meta:non-whitespace-character-count="1562"/>
    <meta:generator>LibreOffice/7.2.2.2$Linux_X86_64 LibreOffice_project/20$Build-2</meta:generator>
  </office:meta>
</office:document-meta>
</file>